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Calibri" svg:font-family="Calibri, sans-serif"/>
    <style:font-face style:name="Helvetica" svg:font-family="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222222" loext:opacity="100%" style:font-name="Arial" fo:font-size="12pt" fo:letter-spacing="normal" fo:font-style="normal" fo:font-weight="normal"/>
    </style:style>
    <style:style style:name="P2" style:family="paragraph" style:parent-style-name="Standard">
      <style:paragraph-properties fo:margin-left="0in" fo:margin-right="0in" fo:orphans="2" fo:widows="2" fo:text-indent="0in" style:auto-text-indent="false" style:writing-mode="lr-tb"/>
      <style:text-properties fo:font-variant="normal" fo:text-transform="none" fo:color="#222222" loext:opacity="100%" style:font-name="Arial" fo:font-size="12pt" fo:letter-spacing="normal" fo:font-style="normal" fo:font-weight="normal"/>
    </style:style>
    <style:style style:name="P3" style:family="paragraph" style:parent-style-name="Standard">
      <style:paragraph-properties fo:margin-top="0in" fo:margin-bottom="0.1965in" style:contextual-spacing="false" fo:orphans="2" fo:widows="2" style:writing-mode="lr-tb"/>
    </style:style>
    <style:style style:name="P4" style:family="paragraph" style:parent-style-name="Text_20_body">
      <style:paragraph-properties fo:margin-left="0.5in" fo:margin-right="0in" fo:margin-top="0in" fo:margin-bottom="0.052in" style:contextual-spacing="false" fo:text-align="justify" style:justify-single-word="false" fo:orphans="2" fo:widows="2" fo:text-indent="0in" style:auto-text-indent="false" style:writing-mode="lr-tb"/>
      <style:text-properties fo:font-variant="normal" fo:text-transform="none" fo:color="#222222" loext:opacity="100%" style:font-name="Calibri" fo:font-size="11pt" fo:letter-spacing="normal" fo:font-style="normal" fo:font-weight="normal"/>
    </style:style>
    <style:style style:name="P5" style:family="paragraph" style:parent-style-name="Text_20_body">
      <style:paragraph-properties fo:margin-left="0.5in" fo:margin-right="0in" fo:margin-top="0in" fo:margin-bottom="0.052in" style:contextual-spacing="false" fo:text-align="justify" style:justify-single-word="false" fo:orphans="2" fo:widows="2" fo:text-indent="0in" style:auto-text-indent="false" style:writing-mode="lr-tb"/>
      <style:text-properties fo:font-variant="normal" fo:text-transform="none" fo:color="#222222" loext:opacity="100%" style:font-name="Arial" fo:font-size="12pt" fo:letter-spacing="normal" fo:font-style="normal" fo:font-weight="normal"/>
    </style:style>
    <style:style style:name="P6" style:family="paragraph" style:parent-style-name="Text_20_body">
      <style:paragraph-properties fo:margin-left="0.5in" fo:margin-right="0in" fo:margin-top="0in" fo:margin-bottom="0.1043in" style:contextual-spacing="false" fo:orphans="2" fo:widows="2" fo:text-indent="0in" style:auto-text-indent="false" style:writing-mode="lr-tb"/>
      <style:text-properties fo:font-variant="normal" fo:text-transform="none" fo:color="#222222" loext:opacity="100%" style:font-name="Calibri" fo:font-size="11pt" fo:letter-spacing="normal" fo:font-style="normal" fo:font-weight="normal"/>
    </style:style>
    <style:style style:name="P7" style:family="paragraph" style:parent-style-name="Text_20_body">
      <style:paragraph-properties fo:margin-left="0.5in" fo:margin-right="0in" fo:margin-top="0in" fo:margin-bottom="0.1043in" style:contextual-spacing="false" fo:orphans="2" fo:widows="2" fo:text-indent="0in" style:auto-text-indent="false" style:writing-mode="lr-tb"/>
      <style:text-properties fo:font-variant="normal" fo:text-transform="none" fo:color="#222222" loext:opacity="100%" fo:letter-spacing="normal"/>
    </style:style>
    <style:style style:name="P8" style:family="paragraph" style:parent-style-name="Text_20_body">
      <style:paragraph-properties fo:margin-left="0in" fo:margin-right="0in" fo:margin-top="0in" fo:margin-bottom="0.052in" style:contextual-spacing="false" fo:text-align="justify" style:justify-single-word="false" fo:orphans="2" fo:widows="2" fo:text-indent="0in" style:auto-text-indent="false" style:writing-mode="lr-tb"/>
      <style:text-properties fo:font-variant="normal" fo:text-transform="none" fo:color="#222222" loext:opacity="100%" fo:letter-spacing="normal"/>
    </style:style>
    <style:style style:name="P9" style:family="paragraph" style:parent-style-name="Text_20_body">
      <style:paragraph-properties fo:margin-left="0in" fo:margin-right="0in" fo:margin-top="0in" fo:margin-bottom="0.052in" style:contextual-spacing="false" fo:text-align="justify" style:justify-single-word="false" fo:orphans="2" fo:widows="2" fo:text-indent="0in" style:auto-text-indent="false" style:writing-mode="lr-tb"/>
      <style:text-properties fo:font-variant="normal" fo:text-transform="none" fo:color="#222222" loext:opacity="100%" style:font-name="Helvetica" fo:font-size="12pt" fo:letter-spacing="normal" fo:font-style="normal" fo:font-weight="normal"/>
    </style:style>
    <style:style style:name="P10" style:family="paragraph" style:parent-style-name="Text_20_body">
      <style:paragraph-properties fo:margin-left="0in" fo:margin-right="0in" fo:margin-top="0in" fo:margin-bottom="0.1043in" style:contextual-spacing="false" fo:orphans="2" fo:widows="2" fo:text-indent="0in" style:auto-text-indent="false" style:writing-mode="lr-tb"/>
      <style:text-properties fo:font-variant="normal" fo:text-transform="none" fo:color="#222222" loext:opacity="100%" style:font-name="Helvetica" fo:font-size="12pt" fo:letter-spacing="normal" fo:font-style="normal" fo:font-weight="normal"/>
    </style:style>
    <style:style style:name="P11" style:family="paragraph" style:parent-style-name="Text_20_body">
      <style:paragraph-properties fo:margin-left="0in" fo:margin-right="0in" fo:margin-top="0in" fo:margin-bottom="0.1043in" style:contextual-spacing="false" fo:orphans="2" fo:widows="2" fo:text-indent="0in" style:auto-text-indent="false" style:writing-mode="lr-tb"/>
      <style:text-properties fo:font-variant="normal" fo:text-transform="none" fo:color="#222222" loext:opacity="100%" style:font-name="Calibri" fo:font-size="11pt" fo:letter-spacing="normal" fo:font-style="normal" fo:font-weight="normal"/>
    </style:style>
    <style:style style:name="P12" style:family="paragraph" style:parent-style-name="Text_20_body">
      <style:paragraph-properties fo:margin-left="0in" fo:margin-right="0in" fo:margin-top="0in" fo:margin-bottom="0.1043in" style:contextual-spacing="false" fo:orphans="2" fo:widows="2" fo:text-indent="0in" style:auto-text-indent="false" style:writing-mode="lr-tb"/>
    </style:style>
    <style:style style:name="P13" style:family="paragraph" style:parent-style-name="Text_20_body">
      <style:paragraph-properties fo:margin-left="0in" fo:margin-right="0in" fo:margin-top="0.0209in" fo:margin-bottom="0in" style:contextual-spacing="false" fo:orphans="2" fo:widows="2" fo:text-indent="0in" style:auto-text-indent="false"/>
      <style:text-properties fo:font-variant="normal" fo:text-transform="none" fo:color="#222222" loext:opacity="100%" style:font-name="Arial" fo:font-size="12pt" fo:letter-spacing="normal" fo:font-style="normal" fo:font-weight="normal" loext:padding="0in" loext:border="none"/>
    </style:style>
    <style:style style:name="T1" style:family="text">
      <style:text-properties style:font-name="Helvetica" fo:font-weight="bold"/>
    </style:style>
    <style:style style:name="T2" style:family="text">
      <style:text-properties style:font-name="Helvetica" fo:font-size="12pt"/>
    </style:style>
    <style:style style:name="T3" style:family="text">
      <style:text-properties style:font-name="Helvetica" fo:font-size="12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anks for sharing your draft thesis proposal. I see the outputs of much of your work coming through. I think the text you have is a helpful starting point but I request that you make some shifts in the document to address the key elements of a doctoral thesis. As a reminder, I am attaching the guide for a research proposal that I use in my class, "Can Space Enabled Designs Advance Justice and Development?" I am also attaching the PDF of your draft with comments embedded in the text, please review those. Overall, your document reads for now like a list of research activities you are doing. But you are not yet communicating the key aspect of a doctoral thesis, which is what theory you hope to build and how you will build it. I give suggestions in the commented PDF for how you can rewrite your research questions to emphasize your theoretical contributions. I think before your research plan section you should have a section that takes your literature review and presents the theoretical gap and contribution you plan to make. And then you need a Research Design section (before the list of research deliverables in detail) that provides the strategy for why your overall research approach can answer the research questions. Also, after the discussion on  the expected outputs, you need a section to discuss the approaches you will take to address validity and reliability in data collection, data analysis and in the overall research approach. </text:p>
      <text:p text:style-name="P1"/>
      <text:p text:style-name="P1">I think you have done the work that is needed to address all of these sections but the writing style does not emphasize them. For example you are thinking about whether systems engineering can be effectively tied to used in urban planning. You present the argument, but further writing is needed to develop your theoretical approach to supporting that argument through the case studies. I recommend that you use the first attachment to give you inspiration to present the information using a style that emphasizes the theoretical contributions in addition to the software development.</text:p>
      <text:p text:style-name="Standard"/>
      <text:p text:style-name="P2">Here are some of the key questions that should be included in a Research Proposal that I suggest you summarize more clearly and directly in your document:</text:p>
      <text:p text:style-name="P3"/>
      <text:p text:style-name="P4"><text:span text:style-name="T3">1)    Literature review &amp; identification of literature gap and contribution (Part 2)</text:span></text:p>
      <text:p text:style-name="P8"> </text:p>
      <text:p text:style-name="P10">The purpose of the literature review is to describe the previous work done regarding the research question and to identify the new information or methods that can be provided by answering the research question. The literature review should discuss the following topics:</text:p>
      <text:p text:style-name="P6"><text:span text:style-name="T2">A)    What key ideas and theories are being used in your study?</text:span></text:p>
      <text:p text:style-name="P6"><text:span text:style-name="T2">B)    What have past scholars studied that is related to your research question?</text:span></text:p>
      <text:p text:style-name="P6"><text:span text:style-name="T2">C)   What questions have not been answered by past research (this is the literature gap)?</text:span></text:p>
      <text:p text:style-name="P6"><text:span text:style-name="T2">D)   What new information will your study provide once you complete the study (this is the literature contribution)?</text:span></text:p>
      <text:p text:style-name="P12"/>
      <text:p text:style-name="P4"><text:span text:style-name="T3">2)    Research design (Part 3)</text:span></text:p>
      <text:p text:style-name="P8"><text:soft-page-break/> </text:p>
      <text:p text:style-name="P11"><text:span text:style-name="T2">The purpose of the Research Design section is to present a logical overview of the research question, theory to be tested (if relevant), data to be collected and methods to analyze the data; this overview shows how all of these aspects of the project tie together. </text:span>  <text:span text:style-name="T2">Read pages 18-27 (pages numbers in the text) in the following text: </text:span><text:span text:style-name="T3">Yin, Robert K. Case study research and applications: Design and methods. Sage publications, 2017</text:span><text:span text:style-name="T2">. This book is primarily about case study research, but the instructions are generally useful to learn how to define the Research Design. Yin shows how to write the research design as an overview of the research question, propositions, unit of analysis, logic and criteria for interpreting the findings. This reading is posted along with this assignment</text:span></text:p>
      <text:p text:style-name="P7"> </text:p>
      <text:p text:style-name="P4"><text:span text:style-name="T3">3)    Data collection and analysis methods (Part 3)</text:span></text:p>
      <text:p text:style-name="P8"> </text:p>
      <text:p text:style-name="P10">The purpose of the data collection and analysis section is to identify the specific types of evidence that the student plans to use to answer the research question. </text:p>
      <text:p text:style-name="P6"><text:span text:style-name="T2">A.    What evidence do you plan to use to answer the research question?</text:span></text:p>
      <text:p text:style-name="P6"><text:span text:style-name="T2">B.    How do you plan to access the evidence?</text:span></text:p>
      <text:p text:style-name="P6"><text:span text:style-name="T2">C.    How confidant are you that the evidence is trustworthy?</text:span></text:p>
      <text:p text:style-name="P6"><text:span text:style-name="T2">D.    What are the challenges with collecting the evidence? Does it require cost, travel, many hours of labor, distributing surveys, access to interviewees, building specialized equipment, legal procedures to request private documents, etc?</text:span></text:p>
      <text:p text:style-name="P6"><text:span text:style-name="T2">E.    Once data is collected, what is your plan to organize the data and analyze it to help answer the research questions?</text:span></text:p>
      <text:p text:style-name="P6"><text:span text:style-name="T2">F.    What types of quantitative or qualitative analysis methods do you plan to use, such as building computational models, performing statistical analysis, performing qualitative coding of interview data, building graphical models to summarize case studies, using an existing or new theoretical framework to organize data? </text:span></text:p>
      <text:p text:style-name="P5"><text:span text:style-name="T1">4)</text:span> <text:span text:style-name="T1">Sources of error and plans to mitigate error (Part 4)</text:span></text:p>
      <text:p text:style-name="P9">The purpose of the discussion on the sources of error and plans to mitigate is to identify potential threats to validity and reliability in your research and to explain what methods you will use to ensure reliability and validity. Reliability refers to whether your research findings are reproducible by you or others. Validity refers to whether your research findings accurately reflect reality. This section addresses the following questions:</text:p>
      <text:p text:style-name="P8"> </text:p>
      <text:p text:style-name="P6"><text:soft-page-break/><text:span text:style-name="T2">A.    What are potential threats to reliability in your research methods? What steps will you take to ensure reliability?</text:span></text:p>
      <text:p text:style-name="P6"><text:span text:style-name="T2">B.    What are potential threats to internal and external validity in your research? What steps will you take to ensure reliability?</text:span></text:p>
      <text:p text:style-name="P13"/>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Calibri" svg:font-family="Calibri, sans-serif"/>
    <style:font-face style:name="Helvetica" svg:font-family="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7T14:16:05.622023553</meta:creation-date>
    <dc:date>2022-01-07T14:16:30.959485488</dc:date>
    <meta:editing-duration>PT25S</meta:editing-duration>
    <meta:editing-cycles>1</meta:editing-cycles>
    <meta:document-statistic meta:table-count="0" meta:image-count="0" meta:object-count="0" meta:page-count="3" meta:paragraph-count="28" meta:word-count="902" meta:character-count="5545" meta:non-whitespace-character-count="4612"/>
    <meta:generator>LibreOffice/7.1.7.2$Linux_X86_64 LibreOffice_project/10$Build-2</meta:generator>
  </office:meta>
</office:document-meta>
</file>